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54cm" fo:min-width="0.204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objectwithoutfill">
      <style:graphic-properties svg:stroke-color="#000000" draw:marker-end="Circle" draw:fill="solid" draw:textarea-vertical-align="middle"/>
    </style:style>
    <style:style style:name="gr7" style:family="graphic" style:parent-style-name="standard">
      <style:graphic-properties draw:fill="solid" draw:fill-color="#fff5ce" draw:textarea-horizontal-align="justify" draw:textarea-vertical-align="middle" draw:auto-grow-height="false" fo:min-height="3.56cm" fo:min-width="0.532cm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none" svg:stroke-color="#000000" draw:fill="none" draw:fill-color="#ffffff" fo:min-height="0.92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85cm"/>
      <style:paragraph-properties style:writing-mode="lr-tb"/>
    </style:style>
    <style:style style:name="gr23" style:family="graphic" style:parent-style-name="standard">
      <style:graphic-properties draw:fill="solid" draw:fill-color="#ffdbb6" draw:textarea-horizontal-align="justify" draw:textarea-vertical-align="middle" draw:auto-grow-height="false" fo:min-height="3.56cm" fo:min-width="0.532cm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objectwithoutfill">
      <style:graphic-properties svg:stroke-color="#000000" draw:marker-end="" draw:fill="solid" draw:textarea-vertical-align="middle"/>
    </style:style>
    <style:style style:name="gr34" style:family="graphic" style:parent-style-name="objectwithoutfill">
      <style:graphic-properties svg:stroke-color="#000000" draw:marker-start="" draw:marker-end="Circle" draw:fill="solid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0" style:family="graphic" style:parent-style-name="objectwithoutfill">
      <style:graphic-properties svg:stroke-color="#000000" draw:fill="solid" draw:textarea-vertical-align="middle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none" svg:stroke-color="#000000" draw:fill="none" draw:fill-color="#ffffff" fo:min-height="1.047cm"/>
      <style:paragraph-properties style:writing-mode="lr-tb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54cm" fo:min-width="0.204cm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bb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5c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22pt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Math"/>
    </style:style>
    <style:style style:name="P9" style:family="paragraph">
      <loext:graphic-properties draw:fill="solid" draw:fill-color="#ffdbb6"/>
      <style:paragraph-properties fo:text-align="center"/>
    </style:style>
    <style:style style:name="P10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/>
      <style:paragraph-properties fo:text-align="center"/>
      <style:text-properties style:font-name="Times New Roman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c9211e" style:font-name="Latin Modern Math"/>
    </style:style>
    <style:style style:name="P14" style:family="paragraph">
      <style:text-properties style:font-name="Latin Modern Math"/>
    </style:style>
    <style:style style:name="P15" style:family="paragraph">
      <loext:graphic-properties draw:fill="none" draw:fill-color="#ffffff"/>
      <style:text-properties style:font-name="Latin Modern Math"/>
    </style:style>
    <style:style style:name="T1" style:family="text">
      <style:text-properties style:font-name="Times New Roman"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Latin Modern Math" fo:font-style="italic" style:font-style-asian="italic" style:font-style-complex="italic"/>
    </style:style>
    <style:style style:name="T4" style:family="text">
      <style:text-properties style:text-position="-33% 58%" style:font-name="Latin Modern Math" fo:font-style="normal" style:font-style-asian="normal" style:font-style-complex="normal"/>
    </style:style>
    <style:style style:name="T5" style:family="text">
      <style:text-properties style:text-position="-33% 58%" style:font-name="Latin Modern Math"/>
    </style:style>
    <style:style style:name="T6" style:family="text">
      <style:text-properties style:text-position="0% 100%" style:font-name="Latin Modern Math" fo:font-style="italic" style:font-style-asian="italic" style:font-style-complex="italic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color="#c9211e" style:font-name="Latin Modern Math"/>
    </style:style>
    <style:style style:name="T9" style:family="text">
      <style:text-properties style:text-position="-33% 58%" style:font-name="Latin Modern Math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5.586cm" svg:y="9.31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2" draw:layer="layout" svg:x1="5.586cm" svg:y1="9.818cm" svg:x2="6.586cm" svg:y2="9.818cm">
            <text:p/>
          </draw:line>
        </draw:g>
        <draw:g>
          <draw:rect draw:style-name="gr3" draw:text-style-name="P3" draw:layer="layout" svg:width="1.372cm" svg:height="0.508cm" svg:x="6.535cm" svg:y="5.832cm">
            <text:p/>
          </draw:rect>
          <draw:line draw:style-name="gr4" draw:text-style-name="P4" draw:layer="layout" svg:x1="6.078cm" svg:y1="6.086cm" svg:x2="6.535cm" svg:y2="6.086cm">
            <text:p/>
          </draw:line>
          <draw:line draw:style-name="gr5" draw:text-style-name="P4" draw:layer="layout" svg:x1="7.907cm" svg:y1="6.086cm" svg:x2="8.364cm" svg:y2="6.086cm">
            <text:p/>
          </draw:line>
        </draw:g>
        <draw:line draw:style-name="gr6" draw:text-style-name="P5" draw:layer="layout" svg:x1="6.094cm" svg:y1="10.318cm" svg:x2="6.081cm" svg:y2="14.023cm">
          <text:p/>
        </draw:line>
        <draw:g>
          <draw:custom-shape draw:style-name="gr7" draw:text-style-name="P6" draw:layer="layout" svg:width="1.032cm" svg:height="3.81cm" svg:x="10.272cm" svg:y="5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928cm" svg:y="5cm"/>
              <draw:glue-point draw:id="5" svg:x="-4.928cm" svg:y="-5cm"/>
              <draw:line draw:style-name="gr8" draw:text-style-name="P4" draw:layer="layout" svg:x1="10.777cm" svg:y1="9.186cm" svg:x2="10.777cm" svg:y2="8.843cm">
                <text:p/>
              </draw:line>
              <draw:line draw:style-name="gr9" draw:text-style-name="P4" draw:layer="layout" svg:x1="10.777cm" svg:y1="7.812cm" svg:x2="10.777cm" svg:y2="7.469cm">
                <text:p/>
              </draw:line>
              <draw:path draw:style-name="gr10" draw:text-style-name="P3" draw:layer="layout" svg:width="0.257cm" svg:height="0.219cm" draw:transform="rotate (-1.5707963267949) translate (10.9964729708307cm 8.58450894387609cm)" svg:viewBox="0 0 258 220" svg:d="M258 220c-129-495-258 0-258 0">
                <text:p/>
              </draw:path>
              <draw:path draw:style-name="gr11" draw:text-style-name="P3" draw:layer="layout" svg:width="0.257cm" svg:height="0.219cm" draw:transform="rotate (-1.5707963267949) translate (10.9947015003171cm 8.32496143335686cm)" svg:viewBox="0 0 258 220" svg:d="M258 220c-129-495-258 0-258 0">
                <text:p/>
              </draw:path>
              <draw:path draw:style-name="gr12" draw:text-style-name="P3" draw:layer="layout" svg:width="0.257cm" svg:height="0.219cm" draw:transform="rotate (-1.5707963267949) translate (10.9964729708307cm 8.06678719008906cm)" svg:viewBox="0 0 258 220" svg:d="M258 220c-129-495-258 0-258 0">
                <text:p/>
              </draw:path>
              <draw:path draw:style-name="gr13" draw:text-style-name="P3" draw:layer="layout" svg:width="0.257cm" svg:height="0.219cm" draw:transform="rotate (-1.5707963267949) translate (10.9964729708307cm 7.81135948132411cm)" svg:viewBox="0 0 258 220" svg:d="M258 220c-129-495-258 0-258 0">
                <text:p/>
              </draw:path>
            </draw:g>
            <draw:g>
              <draw:rect draw:style-name="gr14" draw:text-style-name="P3" draw:layer="layout" svg:width="0.844cm" svg:height="0.264cm" draw:transform="rotate (1.5707963267949) translate (10.645cm 7.219cm)">
                <text:p/>
              </draw:rect>
              <draw:line draw:style-name="gr15" draw:text-style-name="P4" draw:layer="layout" svg:x1="10.777cm" svg:y1="7.501cm" svg:x2="10.777cm" svg:y2="7.219cm">
                <text:p/>
              </draw:line>
              <draw:line draw:style-name="gr16" draw:text-style-name="P4" draw:layer="layout" svg:x1="10.777cm" svg:y1="6.375cm" svg:x2="10.777cm" svg:y2="6.093cm">
                <text:p/>
              </draw:line>
            </draw:g>
          </draw:g>
        </draw:g>
        <draw:line draw:style-name="gr6" draw:text-style-name="P5" draw:layer="layout" svg:x1="9.128cm" svg:y1="6.08cm" svg:x2="10.906cm" svg:y2="6.08cm">
          <text:p/>
        </draw:line>
        <draw:g>
          <draw:line draw:style-name="gr17" draw:text-style-name="P4" draw:layer="layout" svg:x1="6.078cm" svg:y1="13.99cm" svg:x2="6.078cm" svg:y2="14.178cm">
            <text:p/>
          </draw:line>
          <draw:line draw:style-name="gr18" draw:text-style-name="P4" draw:layer="layout" svg:x1="5.89cm" svg:y1="14.178cm" svg:x2="6.265cm" svg:y2="14.178cm">
            <text:p/>
          </draw:line>
          <draw:line draw:style-name="gr19" draw:text-style-name="P4" draw:layer="layout" svg:x1="5.953cm" svg:y1="14.271cm" svg:x2="6.203cm" svg:y2="14.271cm">
            <text:p/>
          </draw:line>
          <draw:line draw:style-name="gr20" draw:text-style-name="P4" draw:layer="layout" svg:x1="6.015cm" svg:y1="14.365cm" svg:x2="6.14cm" svg:y2="14.365cm">
            <text:p/>
          </draw:line>
        </draw:g>
        <draw:frame draw:style-name="gr21" draw:text-style-name="P7" draw:layer="layout" svg:width="10.4cm" svg:height="1.178cm" svg:x="4.824cm" svg:y="2.108cm">
          <draw:text-box>
            <text:p><text:span text:style-name="T1">Circuit 1</text:span><text:span text:style-name="T2">: racetrack coils 1 &amp; 2</text:span></text:p>
          </draw:text-box>
        </draw:frame>
        <draw:frame draw:style-name="gr22" draw:text-style-name="P8" draw:layer="layout" svg:width="1.23cm" svg:height="1.835cm" svg:x="4.556cm" svg:y="9.02cm">
          <draw:text-box>
            <text:p><text:span text:style-name="T3">I</text:span><text:span text:style-name="T4">s</text:span><text:span text:style-name="T5">1</text:span></text:p>
          </draw:text-box>
        </draw:frame>
        <draw:g>
          <draw:custom-shape draw:style-name="gr23" draw:text-style-name="P9" draw:layer="layout" svg:width="1.032cm" svg:height="3.81cm" svg:x="10.272cm" svg:y="10.4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886cm" svg:y="-4.997cm"/>
              <draw:glue-point draw:id="5" svg:x="-4.886cm" svg:y="4.997cm"/>
              <draw:line draw:style-name="gr24" draw:text-style-name="P10" draw:layer="layout" svg:x1="10.777cm" svg:y1="13.926cm" svg:x2="10.777cm" svg:y2="13.583cm">
                <text:p/>
              </draw:line>
              <draw:line draw:style-name="gr25" draw:text-style-name="P10" draw:layer="layout" svg:x1="10.777cm" svg:y1="12.552cm" svg:x2="10.777cm" svg:y2="12.209cm">
                <text:p/>
              </draw:line>
              <draw:path draw:style-name="gr26" draw:text-style-name="P10" draw:layer="layout" svg:width="0.257cm" svg:height="0.219cm" draw:transform="rotate (-1.5707963267949) translate (10.9964729708307cm 13.3245089438761cm)" svg:viewBox="0 0 258 220" svg:d="M258 220c-129-495-258 0-258 0">
                <text:p/>
              </draw:path>
              <draw:path draw:style-name="gr27" draw:text-style-name="P10" draw:layer="layout" svg:width="0.257cm" svg:height="0.219cm" draw:transform="rotate (-1.5707963267949) translate (10.9947015003171cm 13.0649614333569cm)" svg:viewBox="0 0 258 220" svg:d="M258 220c-129-495-258 0-258 0">
                <text:p/>
              </draw:path>
              <draw:path draw:style-name="gr28" draw:text-style-name="P10" draw:layer="layout" svg:width="0.257cm" svg:height="0.219cm" draw:transform="rotate (-1.5707963267949) translate (10.9964729708307cm 12.8067871900891cm)" svg:viewBox="0 0 258 220" svg:d="M258 220c-129-495-258 0-258 0">
                <text:p/>
              </draw:path>
              <draw:path draw:style-name="gr29" draw:text-style-name="P10" draw:layer="layout" svg:width="0.257cm" svg:height="0.219cm" draw:transform="rotate (-1.5707963267949) translate (10.9964729708307cm 12.5513594813241cm)" svg:viewBox="0 0 258 220" svg:d="M258 220c-129-495-258 0-258 0">
                <text:p/>
              </draw:path>
            </draw:g>
            <draw:g>
              <draw:rect draw:style-name="gr30" draw:text-style-name="P10" draw:layer="layout" svg:width="0.844cm" svg:height="0.264cm" draw:transform="rotate (1.5707963267949) translate (10.645cm 11.959cm)">
                <text:p/>
              </draw:rect>
              <draw:line draw:style-name="gr31" draw:text-style-name="P10" draw:layer="layout" svg:x1="10.777cm" svg:y1="12.241cm" svg:x2="10.777cm" svg:y2="11.959cm">
                <text:p/>
              </draw:line>
              <draw:line draw:style-name="gr32" draw:text-style-name="P10" draw:layer="layout" svg:x1="10.777cm" svg:y1="11.115cm" svg:x2="10.777cm" svg:y2="10.833cm">
                <text:p/>
              </draw:line>
            </draw:g>
          </draw:g>
        </draw:g>
        <draw:line draw:style-name="gr33" draw:text-style-name="P5" draw:layer="layout" svg:x1="6.08cm" svg:y1="13.926cm" svg:x2="15.224cm" svg:y2="13.954cm">
          <text:p/>
        </draw:line>
        <draw:line draw:style-name="gr34" draw:text-style-name="P11" draw:layer="layout" svg:x1="10.778cm" svg:y1="9.144cm" svg:x2="10.773cm" svg:y2="10.108cm">
          <text:p/>
        </draw:line>
        <draw:frame draw:style-name="gr35" draw:text-style-name="P8" draw:layer="layout" svg:width="1.524cm" svg:height="1.043cm" svg:x="6.556cm" svg:y="4.821cm">
          <draw:text-box>
            <text:p><text:span text:style-name="T6">R</text:span><text:span text:style-name="T4">cl</text:span><text:span text:style-name="T5">1</text:span></text:p>
          </draw:text-box>
        </draw:frame>
        <draw:frame draw:style-name="gr36" draw:text-style-name="P12" draw:layer="layout" svg:width="1.926cm" svg:height="0.824cm" svg:x="9.996cm" svg:y="4.748cm">
          <draw:text-box>
            <text:p><text:span text:style-name="T7">FEM 1</text:span></text:p>
          </draw:text-box>
        </draw:frame>
        <draw:frame draw:style-name="gr37" draw:text-style-name="P12" draw:layer="layout" svg:width="2.372cm" svg:height="1.016cm" svg:x="9.804cm" svg:y="14.462cm">
          <draw:text-box>
            <text:p><text:span text:style-name="T7">FEM 2</text:span></text:p>
          </draw:text-box>
        </draw:frame>
        <draw:line draw:style-name="gr38" draw:text-style-name="P11" draw:layer="layout" svg:x1="11.612cm" svg:y1="14.3cm" svg:x2="11.612cm" svg:y2="10.49cm">
          <text:p/>
        </draw:line>
        <draw:line draw:style-name="gr38" draw:text-style-name="P11" draw:layer="layout" svg:x1="11.612cm" svg:y1="9.474cm" svg:x2="11.612cm" svg:y2="5.664cm">
          <text:p/>
        </draw:line>
        <draw:line draw:style-name="gr38" draw:text-style-name="P11" draw:layer="layout" svg:x1="8.38cm" svg:y1="4.648cm" svg:x2="5.84cm" svg:y2="4.648cm">
          <text:p/>
        </draw:line>
        <draw:frame draw:style-name="gr39" draw:text-style-name="P8" draw:layer="layout" svg:width="1.47cm" svg:height="1.27cm" svg:x="11.412cm" svg:y="6.934cm">
          <draw:text-box>
            <text:p><text:span text:style-name="T6">V</text:span><text:span text:style-name="T5">1,1</text:span></text:p>
          </draw:text-box>
        </draw:frame>
        <draw:frame draw:style-name="gr39" draw:text-style-name="P8" draw:layer="layout" svg:width="1.47cm" svg:height="1.27cm" svg:x="11.412cm" svg:y="11.506cm">
          <draw:text-box>
            <text:p><text:span text:style-name="T6">V</text:span><text:span text:style-name="T4">1,2</text:span></text:p>
          </draw:text-box>
        </draw:frame>
        <draw:frame draw:style-name="gr39" draw:text-style-name="P8" draw:layer="layout" svg:width="1.524cm" svg:height="1.27cm" svg:x="6.602cm" svg:y="3.632cm">
          <draw:text-box>
            <text:p><text:span text:style-name="T6">V</text:span><text:span text:style-name="T4">cl</text:span><text:span text:style-name="T5">1</text:span></text:p>
          </draw:text-box>
        </draw:frame>
        <draw:line draw:style-name="gr38" draw:text-style-name="P11" draw:layer="layout" svg:x1="4.302cm" svg:y1="14.108cm" svg:x2="4.316cm" svg:y2="6.072cm">
          <text:p/>
        </draw:line>
        <draw:frame draw:style-name="gr39" draw:text-style-name="P8" draw:layer="layout" svg:width="1.524cm" svg:height="1.27cm" svg:x="3.246cm" svg:y="8.958cm">
          <draw:text-box>
            <text:p><text:span text:style-name="T6">V</text:span><text:span text:style-name="T4">s</text:span><text:span text:style-name="T5">1</text:span></text:p>
          </draw:text-box>
        </draw:frame>
        <draw:frame draw:style-name="gr37" draw:text-style-name="P13" draw:layer="layout" svg:width="0.762cm" svg:height="1.016cm" svg:x="5.264cm" svg:y="13.5cm">
          <draw:text-box>
            <text:p><text:span text:style-name="T8">1</text:span></text:p>
          </draw:text-box>
        </draw:frame>
        <draw:frame draw:style-name="gr37" draw:text-style-name="P13" draw:layer="layout" svg:width="0.762cm" svg:height="1.016cm" svg:x="5.364cm" svg:y="5.572cm">
          <draw:text-box>
            <text:p><text:span text:style-name="T8">2</text:span></text:p>
          </draw:text-box>
        </draw:frame>
        <draw:frame draw:style-name="gr37" draw:text-style-name="P13" draw:layer="layout" svg:width="0.762cm" svg:height="1.016cm" svg:x="10.728cm" svg:y="5.364cm">
          <draw:text-box>
            <text:p><text:span text:style-name="T8">3</text:span></text:p>
          </draw:text-box>
        </draw:frame>
        <draw:frame draw:style-name="gr37" draw:text-style-name="P13" draw:layer="layout" svg:width="0.762cm" svg:height="1.016cm" svg:x="10.736cm" svg:y="9.536cm">
          <draw:text-box>
            <text:p><text:span text:style-name="T8">4</text:span></text:p>
          </draw:text-box>
        </draw:frame>
        <draw:line draw:style-name="gr40" draw:text-style-name="P11" draw:layer="layout" svg:x1="10.773cm" svg:y1="10.027cm" svg:x2="10.776cm" svg:y2="10.86cm">
          <text:p/>
        </draw:line>
        <draw:line draw:style-name="gr6" draw:text-style-name="P5" draw:layer="layout" svg:x1="6.087cm" svg:y1="9.318cm" svg:x2="6.071cm" svg:y2="5.986cm">
          <text:p/>
        </draw:line>
        <draw:g>
          <draw:rect draw:style-name="gr41" draw:text-style-name="P3" draw:layer="layout" svg:width="1.479cm" svg:height="0.396cm" draw:transform="rotate (1.5707963267949) translate (15.06cm 10.667cm)">
            <text:p/>
          </draw:rect>
          <draw:line draw:style-name="gr42" draw:text-style-name="P4" draw:layer="layout" svg:x1="15.258cm" svg:y1="11.16cm" svg:x2="15.258cm" svg:y2="10.667cm">
            <text:p/>
          </draw:line>
          <draw:line draw:style-name="gr43" draw:text-style-name="P4" draw:layer="layout" svg:x1="15.258cm" svg:y1="9.188cm" svg:x2="15.258cm" svg:y2="8.695cm">
            <text:p/>
          </draw:line>
        </draw:g>
        <draw:line draw:style-name="gr40" draw:text-style-name="P5" draw:layer="layout" svg:x1="10.782cm" svg:y1="6.08cm" svg:x2="13.446cm" svg:y2="6.08cm">
          <text:p/>
        </draw:line>
        <draw:line draw:style-name="gr40" draw:text-style-name="P5" draw:layer="layout" svg:x1="15.254cm" svg:y1="6.08cm" svg:x2="15.258cm" svg:y2="8.695cm">
          <text:p/>
        </draw:line>
        <draw:line draw:style-name="gr40" draw:text-style-name="P5" draw:layer="layout" svg:x1="15.257cm" svg:y1="13.954cm" svg:x2="15.257cm" svg:y2="11.16cm">
          <text:p/>
        </draw:line>
        <draw:frame draw:style-name="gr44" draw:text-style-name="P8" draw:layer="layout" svg:width="1.778cm" svg:height="1.297cm" svg:x="15.508cm" svg:y="9.355cm">
          <draw:text-box>
            <text:p><text:span text:style-name="T6">R</text:span><text:span text:style-name="T4">dp</text:span><text:span text:style-name="T5">1</text:span></text:p>
          </draw:text-box>
        </draw:frame>
        <draw:line draw:style-name="gr38" draw:text-style-name="P5" draw:layer="layout" svg:x1="17.032cm" svg:y1="10.906cm" svg:x2="17.032cm" svg:y2="8.366cm">
          <text:p/>
        </draw:line>
        <draw:frame draw:style-name="gr39" draw:text-style-name="P8" draw:layer="layout" svg:width="1.778cm" svg:height="1.27cm" svg:x="17.032cm" svg:y="8.874cm">
          <draw:text-box>
            <text:p><text:span text:style-name="T6">V</text:span><text:span text:style-name="T4">dp</text:span><text:span text:style-name="T5">1</text:span></text:p>
          </draw:text-box>
        </draw:frame>
        <draw:g>
          <draw:glue-point draw:id="4" svg:x="-5cm" svg:y="5cm"/>
          <draw:glue-point draw:id="5" svg:x="5cm" svg:y="5cm"/>
          <draw:line draw:style-name="gr45" draw:text-style-name="P4" draw:layer="layout" svg:x1="8.328cm" svg:y1="6.08cm" svg:x2="8.578cm" svg:y2="6.08cm">
            <text:p/>
          </draw:line>
          <draw:line draw:style-name="gr46" draw:text-style-name="P4" draw:layer="layout" svg:x1="8.578cm" svg:y1="5.83cm" svg:x2="9.078cm" svg:y2="6.08cm">
            <text:p/>
          </draw:line>
          <draw:line draw:style-name="gr47" draw:text-style-name="P4" draw:layer="layout" svg:x1="9.078cm" svg:y1="6.08cm" svg:x2="9.328cm" svg:y2="6.08cm">
            <text:p/>
          </draw:line>
        </draw:g>
        <draw:g>
          <draw:glue-point draw:id="4" svg:x="-5cm" svg:y="5cm"/>
          <draw:glue-point draw:id="5" svg:x="5cm" svg:y="5cm"/>
          <draw:line draw:style-name="gr48" draw:text-style-name="P4" draw:layer="layout" svg:x1="13.424cm" svg:y1="6.076cm" svg:x2="13.674cm" svg:y2="6.076cm">
            <text:p/>
          </draw:line>
          <draw:line draw:style-name="gr49" draw:text-style-name="P4" draw:layer="layout" svg:x1="13.674cm" svg:y1="5.826cm" svg:x2="14.174cm" svg:y2="6.076cm">
            <text:p/>
          </draw:line>
          <draw:line draw:style-name="gr50" draw:text-style-name="P4" draw:layer="layout" svg:x1="14.174cm" svg:y1="6.076cm" svg:x2="14.424cm" svg:y2="6.076cm">
            <text:p/>
          </draw:line>
        </draw:g>
        <draw:line draw:style-name="gr40" draw:text-style-name="P5" draw:layer="layout" svg:x1="14.462cm" svg:y1="6.08cm" svg:x2="15.224cm" svg:y2="6.08cm">
          <text:p/>
        </draw:line>
        <draw:frame draw:style-name="gr37" draw:text-style-name="P15" draw:layer="layout" svg:width="1.27cm" svg:height="1.043cm" svg:x="8.366cm" svg:y="5.037cm">
          <draw:text-box>
            <text:p text:style-name="P14"><text:span text:style-name="T3">k</text:span><text:span text:style-name="T5">1</text:span></text:p>
          </draw:text-box>
        </draw:frame>
        <draw:frame draw:style-name="gr37" draw:text-style-name="P15" draw:layer="layout" svg:width="1.27cm" svg:height="1.043cm" svg:x="13.7cm" svg:y="5.064cm">
          <draw:text-box>
            <text:p text:style-name="P14"><text:span text:style-name="T3">k</text:span><text:span text:style-name="T4">2</text:span></text:p>
          </draw:text-box>
        </draw:frame>
      </draw:page>
      <draw:page draw:name="page2" draw:style-name="dp1" draw:master-page-name="Default">
        <draw:g>
          <draw:custom-shape draw:style-name="gr51" draw:text-style-name="P1" draw:layer="layout" svg:width="1cm" svg:height="1cm" svg:x="5.586cm" svg:y="9.31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2" draw:text-style-name="P2" draw:layer="layout" svg:x1="5.586cm" svg:y1="9.818cm" svg:x2="6.586cm" svg:y2="9.818cm">
            <text:p/>
          </draw:line>
        </draw:g>
        <draw:g>
          <draw:rect draw:style-name="gr53" draw:text-style-name="P3" draw:layer="layout" svg:width="1.372cm" svg:height="0.508cm" svg:x="6.535cm" svg:y="5.832cm">
            <text:p/>
          </draw:rect>
          <draw:line draw:style-name="gr54" draw:text-style-name="P4" draw:layer="layout" svg:x1="6.078cm" svg:y1="6.086cm" svg:x2="6.535cm" svg:y2="6.086cm">
            <text:p/>
          </draw:line>
          <draw:line draw:style-name="gr55" draw:text-style-name="P4" draw:layer="layout" svg:x1="7.907cm" svg:y1="6.086cm" svg:x2="8.364cm" svg:y2="6.086cm">
            <text:p/>
          </draw:line>
        </draw:g>
        <draw:line draw:style-name="gr6" draw:text-style-name="P5" draw:layer="layout" svg:x1="6.094cm" svg:y1="10.318cm" svg:x2="6.081cm" svg:y2="14.023cm">
          <text:p/>
        </draw:line>
        <draw:g>
          <draw:custom-shape draw:style-name="gr7" draw:text-style-name="P6" draw:layer="layout" svg:width="1.032cm" svg:height="3.81cm" svg:x="10.272cm" svg:y="5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928cm" svg:y="5cm"/>
              <draw:glue-point draw:id="5" svg:x="-4.928cm" svg:y="-5cm"/>
              <draw:line draw:style-name="gr56" draw:text-style-name="P4" draw:layer="layout" svg:x1="10.777cm" svg:y1="9.186cm" svg:x2="10.777cm" svg:y2="8.843cm">
                <text:p/>
              </draw:line>
              <draw:line draw:style-name="gr57" draw:text-style-name="P4" draw:layer="layout" svg:x1="10.777cm" svg:y1="7.812cm" svg:x2="10.777cm" svg:y2="7.469cm">
                <text:p/>
              </draw:line>
              <draw:path draw:style-name="gr58" draw:text-style-name="P3" draw:layer="layout" svg:width="0.257cm" svg:height="0.219cm" draw:transform="rotate (-1.5707963267949) translate (10.9964729708307cm 8.58450894387609cm)" svg:viewBox="0 0 258 220" svg:d="M258 220c-129-495-258 0-258 0">
                <text:p/>
              </draw:path>
              <draw:path draw:style-name="gr59" draw:text-style-name="P3" draw:layer="layout" svg:width="0.257cm" svg:height="0.219cm" draw:transform="rotate (-1.5707963267949) translate (10.9947015003171cm 8.32496143335686cm)" svg:viewBox="0 0 258 220" svg:d="M258 220c-129-495-258 0-258 0">
                <text:p/>
              </draw:path>
              <draw:path draw:style-name="gr60" draw:text-style-name="P3" draw:layer="layout" svg:width="0.257cm" svg:height="0.219cm" draw:transform="rotate (-1.5707963267949) translate (10.9964729708307cm 8.06678719008906cm)" svg:viewBox="0 0 258 220" svg:d="M258 220c-129-495-258 0-258 0">
                <text:p/>
              </draw:path>
              <draw:path draw:style-name="gr61" draw:text-style-name="P3" draw:layer="layout" svg:width="0.257cm" svg:height="0.219cm" draw:transform="rotate (-1.5707963267949) translate (10.9964729708307cm 7.81135948132411cm)" svg:viewBox="0 0 258 220" svg:d="M258 220c-129-495-258 0-258 0">
                <text:p/>
              </draw:path>
            </draw:g>
            <draw:g>
              <draw:rect draw:style-name="gr62" draw:text-style-name="P3" draw:layer="layout" svg:width="0.844cm" svg:height="0.264cm" draw:transform="rotate (1.5707963267949) translate (10.645cm 7.219cm)">
                <text:p/>
              </draw:rect>
              <draw:line draw:style-name="gr63" draw:text-style-name="P4" draw:layer="layout" svg:x1="10.777cm" svg:y1="7.501cm" svg:x2="10.777cm" svg:y2="7.219cm">
                <text:p/>
              </draw:line>
              <draw:line draw:style-name="gr64" draw:text-style-name="P4" draw:layer="layout" svg:x1="10.777cm" svg:y1="6.375cm" svg:x2="10.777cm" svg:y2="6.093cm">
                <text:p/>
              </draw:line>
            </draw:g>
          </draw:g>
        </draw:g>
        <draw:line draw:style-name="gr6" draw:text-style-name="P5" draw:layer="layout" svg:x1="9.128cm" svg:y1="6.08cm" svg:x2="10.906cm" svg:y2="6.08cm">
          <text:p/>
        </draw:line>
        <draw:g>
          <draw:line draw:style-name="gr65" draw:text-style-name="P4" draw:layer="layout" svg:x1="6.078cm" svg:y1="13.99cm" svg:x2="6.078cm" svg:y2="14.178cm">
            <text:p/>
          </draw:line>
          <draw:line draw:style-name="gr66" draw:text-style-name="P4" draw:layer="layout" svg:x1="5.89cm" svg:y1="14.178cm" svg:x2="6.265cm" svg:y2="14.178cm">
            <text:p/>
          </draw:line>
          <draw:line draw:style-name="gr67" draw:text-style-name="P4" draw:layer="layout" svg:x1="5.953cm" svg:y1="14.271cm" svg:x2="6.203cm" svg:y2="14.271cm">
            <text:p/>
          </draw:line>
          <draw:line draw:style-name="gr68" draw:text-style-name="P4" draw:layer="layout" svg:x1="6.015cm" svg:y1="14.365cm" svg:x2="6.14cm" svg:y2="14.365cm">
            <text:p/>
          </draw:line>
        </draw:g>
        <draw:frame draw:style-name="gr21" draw:text-style-name="P7" draw:layer="layout" svg:width="10.4cm" svg:height="1.178cm" svg:x="4.824cm" svg:y="2.108cm">
          <draw:text-box>
            <text:p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</text:span><text:span text:style-name="T1"> </text:span><text:span text:style-name="T1">2</text:span><text:span text:style-name="T2">: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l</text:span><text:span text:style-name="T2">a</text:span><text:span text:style-name="T2">r</text:span><text:span text:style-name="T2"> </text:span><text:span text:style-name="T2">c</text:span><text:span text:style-name="T2">o</text:span><text:span text:style-name="T2">i</text:span><text:span text:style-name="T2">l</text:span><text:span text:style-name="T2">s</text:span><text:span text:style-name="T2"> </text:span><text:span text:style-name="T2">3</text:span><text:span text:style-name="T2"> </text:span><text:span text:style-name="T2">&amp;</text:span><text:span text:style-name="T2"> </text:span><text:span text:style-name="T2">4</text:span></text:p>
          </draw:text-box>
        </draw:frame>
        <draw:frame draw:style-name="gr22" draw:text-style-name="P8" draw:layer="layout" svg:width="1.23cm" svg:height="1.835cm" svg:x="4.556cm" svg:y="9.02cm">
          <draw:text-box>
            <text:p><text:span text:style-name="T3">I</text:span><text:span text:style-name="T4">s</text:span><text:span text:style-name="T4">2</text:span></text:p>
          </draw:text-box>
        </draw:frame>
        <draw:g>
          <draw:custom-shape draw:style-name="gr23" draw:text-style-name="P9" draw:layer="layout" svg:width="1.032cm" svg:height="3.81cm" svg:x="10.272cm" svg:y="10.4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lue-point draw:id="4" svg:x="-4.886cm" svg:y="-4.997cm"/>
              <draw:glue-point draw:id="5" svg:x="-4.886cm" svg:y="4.997cm"/>
              <draw:line draw:style-name="gr69" draw:text-style-name="P10" draw:layer="layout" svg:x1="10.777cm" svg:y1="13.926cm" svg:x2="10.777cm" svg:y2="13.583cm">
                <text:p/>
              </draw:line>
              <draw:line draw:style-name="gr70" draw:text-style-name="P10" draw:layer="layout" svg:x1="10.777cm" svg:y1="12.552cm" svg:x2="10.777cm" svg:y2="12.209cm">
                <text:p/>
              </draw:line>
              <draw:path draw:style-name="gr71" draw:text-style-name="P10" draw:layer="layout" svg:width="0.257cm" svg:height="0.219cm" draw:transform="rotate (-1.5707963267949) translate (10.9964729708307cm 13.3245089438761cm)" svg:viewBox="0 0 258 220" svg:d="M258 220c-129-495-258 0-258 0">
                <text:p/>
              </draw:path>
              <draw:path draw:style-name="gr72" draw:text-style-name="P10" draw:layer="layout" svg:width="0.257cm" svg:height="0.219cm" draw:transform="rotate (-1.5707963267949) translate (10.9947015003171cm 13.0649614333569cm)" svg:viewBox="0 0 258 220" svg:d="M258 220c-129-495-258 0-258 0">
                <text:p/>
              </draw:path>
              <draw:path draw:style-name="gr73" draw:text-style-name="P10" draw:layer="layout" svg:width="0.257cm" svg:height="0.219cm" draw:transform="rotate (-1.5707963267949) translate (10.9964729708307cm 12.8067871900891cm)" svg:viewBox="0 0 258 220" svg:d="M258 220c-129-495-258 0-258 0">
                <text:p/>
              </draw:path>
              <draw:path draw:style-name="gr74" draw:text-style-name="P10" draw:layer="layout" svg:width="0.257cm" svg:height="0.219cm" draw:transform="rotate (-1.5707963267949) translate (10.9964729708307cm 12.5513594813241cm)" svg:viewBox="0 0 258 220" svg:d="M258 220c-129-495-258 0-258 0">
                <text:p/>
              </draw:path>
            </draw:g>
            <draw:g>
              <draw:rect draw:style-name="gr75" draw:text-style-name="P10" draw:layer="layout" svg:width="0.844cm" svg:height="0.264cm" draw:transform="rotate (1.5707963267949) translate (10.645cm 11.959cm)">
                <text:p/>
              </draw:rect>
              <draw:line draw:style-name="gr76" draw:text-style-name="P10" draw:layer="layout" svg:x1="10.777cm" svg:y1="12.241cm" svg:x2="10.777cm" svg:y2="11.959cm">
                <text:p/>
              </draw:line>
              <draw:line draw:style-name="gr77" draw:text-style-name="P10" draw:layer="layout" svg:x1="10.777cm" svg:y1="11.115cm" svg:x2="10.777cm" svg:y2="10.833cm">
                <text:p/>
              </draw:line>
            </draw:g>
          </draw:g>
        </draw:g>
        <draw:line draw:style-name="gr33" draw:text-style-name="P5" draw:layer="layout" svg:x1="6.08cm" svg:y1="13.926cm" svg:x2="15.224cm" svg:y2="13.954cm">
          <text:p/>
        </draw:line>
        <draw:line draw:style-name="gr34" draw:text-style-name="P11" draw:layer="layout" svg:x1="10.778cm" svg:y1="9.144cm" svg:x2="10.773cm" svg:y2="10.108cm">
          <text:p/>
        </draw:line>
        <draw:frame draw:style-name="gr35" draw:text-style-name="P8" draw:layer="layout" svg:width="1.524cm" svg:height="1.043cm" svg:x="6.556cm" svg:y="4.821cm">
          <draw:text-box>
            <text:p><text:span text:style-name="T6">R</text:span><text:span text:style-name="T4">cl2</text:span></text:p>
          </draw:text-box>
        </draw:frame>
        <draw:frame draw:style-name="gr36" draw:text-style-name="P12" draw:layer="layout" svg:width="1.926cm" svg:height="0.824cm" svg:x="9.996cm" svg:y="4.748cm">
          <draw:text-box>
            <text:p><text:span text:style-name="T7">FEM </text:span><text:span text:style-name="T7">3</text:span></text:p>
          </draw:text-box>
        </draw:frame>
        <draw:frame draw:style-name="gr37" draw:text-style-name="P12" draw:layer="layout" svg:width="2.372cm" svg:height="1.016cm" svg:x="9.804cm" svg:y="14.462cm">
          <draw:text-box>
            <text:p><text:span text:style-name="T7">FE</text:span><text:span text:style-name="T7">M 4</text:span></text:p>
          </draw:text-box>
        </draw:frame>
        <draw:line draw:style-name="gr38" draw:text-style-name="P11" draw:layer="layout" svg:x1="11.612cm" svg:y1="14.3cm" svg:x2="11.612cm" svg:y2="10.49cm">
          <text:p/>
        </draw:line>
        <draw:line draw:style-name="gr38" draw:text-style-name="P11" draw:layer="layout" svg:x1="11.612cm" svg:y1="9.474cm" svg:x2="11.612cm" svg:y2="5.664cm">
          <text:p/>
        </draw:line>
        <draw:line draw:style-name="gr38" draw:text-style-name="P11" draw:layer="layout" svg:x1="8.38cm" svg:y1="4.648cm" svg:x2="5.84cm" svg:y2="4.648cm">
          <text:p/>
        </draw:line>
        <draw:frame draw:style-name="gr39" draw:text-style-name="P8" draw:layer="layout" svg:width="1.47cm" svg:height="1.27cm" svg:x="11.412cm" svg:y="6.934cm">
          <draw:text-box>
            <text:p><text:span text:style-name="T6">V</text:span><text:span text:style-name="T9">2</text:span><text:span text:style-name="T5">,3</text:span></text:p>
          </draw:text-box>
        </draw:frame>
        <draw:frame draw:style-name="gr39" draw:text-style-name="P8" draw:layer="layout" svg:width="1.47cm" svg:height="1.27cm" svg:x="11.412cm" svg:y="11.506cm">
          <draw:text-box>
            <text:p><text:span text:style-name="T6">V</text:span><text:span text:style-name="T4">2,</text:span><text:span text:style-name="T4">4</text:span></text:p>
          </draw:text-box>
        </draw:frame>
        <draw:frame draw:style-name="gr39" draw:text-style-name="P8" draw:layer="layout" svg:width="1.524cm" svg:height="1.27cm" svg:x="6.602cm" svg:y="3.632cm">
          <draw:text-box>
            <text:p><text:span text:style-name="T6">V</text:span><text:span text:style-name="T4">cl2</text:span></text:p>
          </draw:text-box>
        </draw:frame>
        <draw:line draw:style-name="gr38" draw:text-style-name="P11" draw:layer="layout" svg:x1="4.302cm" svg:y1="14.108cm" svg:x2="4.316cm" svg:y2="6.072cm">
          <text:p/>
        </draw:line>
        <draw:frame draw:style-name="gr39" draw:text-style-name="P8" draw:layer="layout" svg:width="1.524cm" svg:height="1.27cm" svg:x="3.246cm" svg:y="8.958cm">
          <draw:text-box>
            <text:p><text:span text:style-name="T6">V</text:span><text:span text:style-name="T4">s</text:span><text:span text:style-name="T4">2</text:span></text:p>
          </draw:text-box>
        </draw:frame>
        <draw:frame draw:style-name="gr37" draw:text-style-name="P13" draw:layer="layout" svg:width="0.762cm" svg:height="1.016cm" svg:x="5.264cm" svg:y="13.5cm">
          <draw:text-box>
            <text:p><text:span text:style-name="T8">1</text:span></text:p>
          </draw:text-box>
        </draw:frame>
        <draw:frame draw:style-name="gr37" draw:text-style-name="P13" draw:layer="layout" svg:width="0.762cm" svg:height="1.016cm" svg:x="5.364cm" svg:y="5.572cm">
          <draw:text-box>
            <text:p><text:span text:style-name="T8">2</text:span></text:p>
          </draw:text-box>
        </draw:frame>
        <draw:frame draw:style-name="gr37" draw:text-style-name="P13" draw:layer="layout" svg:width="0.762cm" svg:height="1.016cm" svg:x="10.728cm" svg:y="5.364cm">
          <draw:text-box>
            <text:p><text:span text:style-name="T8">3</text:span></text:p>
          </draw:text-box>
        </draw:frame>
        <draw:frame draw:style-name="gr37" draw:text-style-name="P13" draw:layer="layout" svg:width="0.762cm" svg:height="1.016cm" svg:x="10.736cm" svg:y="9.536cm">
          <draw:text-box>
            <text:p><text:span text:style-name="T8">4</text:span></text:p>
          </draw:text-box>
        </draw:frame>
        <draw:line draw:style-name="gr40" draw:text-style-name="P11" draw:layer="layout" svg:x1="10.773cm" svg:y1="10.027cm" svg:x2="10.776cm" svg:y2="10.86cm">
          <text:p/>
        </draw:line>
        <draw:line draw:style-name="gr6" draw:text-style-name="P5" draw:layer="layout" svg:x1="6.087cm" svg:y1="9.318cm" svg:x2="6.071cm" svg:y2="5.986cm">
          <text:p/>
        </draw:line>
        <draw:g>
          <draw:rect draw:style-name="gr78" draw:text-style-name="P3" draw:layer="layout" svg:width="1.479cm" svg:height="0.396cm" draw:transform="rotate (1.5707963267949) translate (15.06cm 10.667cm)">
            <text:p/>
          </draw:rect>
          <draw:line draw:style-name="gr79" draw:text-style-name="P4" draw:layer="layout" svg:x1="15.258cm" svg:y1="11.16cm" svg:x2="15.258cm" svg:y2="10.667cm">
            <text:p/>
          </draw:line>
          <draw:line draw:style-name="gr80" draw:text-style-name="P4" draw:layer="layout" svg:x1="15.258cm" svg:y1="9.188cm" svg:x2="15.258cm" svg:y2="8.695cm">
            <text:p/>
          </draw:line>
        </draw:g>
        <draw:line draw:style-name="gr40" draw:text-style-name="P5" draw:layer="layout" svg:x1="10.782cm" svg:y1="6.08cm" svg:x2="13.446cm" svg:y2="6.08cm">
          <text:p/>
        </draw:line>
        <draw:line draw:style-name="gr40" draw:text-style-name="P5" draw:layer="layout" svg:x1="15.254cm" svg:y1="6.08cm" svg:x2="15.258cm" svg:y2="8.695cm">
          <text:p/>
        </draw:line>
        <draw:line draw:style-name="gr40" draw:text-style-name="P5" draw:layer="layout" svg:x1="15.257cm" svg:y1="13.954cm" svg:x2="15.257cm" svg:y2="11.16cm">
          <text:p/>
        </draw:line>
        <draw:frame draw:style-name="gr44" draw:text-style-name="P8" draw:layer="layout" svg:width="1.778cm" svg:height="1.297cm" svg:x="15.508cm" svg:y="9.355cm">
          <draw:text-box>
            <text:p><text:span text:style-name="T6">R</text:span><text:span text:style-name="T4">dp2</text:span></text:p>
          </draw:text-box>
        </draw:frame>
        <draw:line draw:style-name="gr38" draw:text-style-name="P5" draw:layer="layout" svg:x1="17.032cm" svg:y1="10.906cm" svg:x2="17.032cm" svg:y2="8.366cm">
          <text:p/>
        </draw:line>
        <draw:frame draw:style-name="gr39" draw:text-style-name="P8" draw:layer="layout" svg:width="1.778cm" svg:height="1.27cm" svg:x="17.032cm" svg:y="8.874cm">
          <draw:text-box>
            <text:p><text:span text:style-name="T6">V</text:span><text:span text:style-name="T4">dp2</text:span></text:p>
          </draw:text-box>
        </draw:frame>
        <draw:g>
          <draw:glue-point draw:id="4" svg:x="-5cm" svg:y="5cm"/>
          <draw:glue-point draw:id="5" svg:x="5cm" svg:y="5cm"/>
          <draw:line draw:style-name="gr81" draw:text-style-name="P4" draw:layer="layout" svg:x1="8.328cm" svg:y1="6.08cm" svg:x2="8.578cm" svg:y2="6.08cm">
            <text:p/>
          </draw:line>
          <draw:line draw:style-name="gr82" draw:text-style-name="P4" draw:layer="layout" svg:x1="8.578cm" svg:y1="5.83cm" svg:x2="9.078cm" svg:y2="6.08cm">
            <text:p/>
          </draw:line>
          <draw:line draw:style-name="gr83" draw:text-style-name="P4" draw:layer="layout" svg:x1="9.078cm" svg:y1="6.08cm" svg:x2="9.328cm" svg:y2="6.08cm">
            <text:p/>
          </draw:line>
        </draw:g>
        <draw:g>
          <draw:glue-point draw:id="4" svg:x="-5cm" svg:y="5cm"/>
          <draw:glue-point draw:id="5" svg:x="5cm" svg:y="5cm"/>
          <draw:line draw:style-name="gr84" draw:text-style-name="P4" draw:layer="layout" svg:x1="13.424cm" svg:y1="6.076cm" svg:x2="13.674cm" svg:y2="6.076cm">
            <text:p/>
          </draw:line>
          <draw:line draw:style-name="gr85" draw:text-style-name="P4" draw:layer="layout" svg:x1="13.674cm" svg:y1="5.826cm" svg:x2="14.174cm" svg:y2="6.076cm">
            <text:p/>
          </draw:line>
          <draw:line draw:style-name="gr86" draw:text-style-name="P4" draw:layer="layout" svg:x1="14.174cm" svg:y1="6.076cm" svg:x2="14.424cm" svg:y2="6.076cm">
            <text:p/>
          </draw:line>
        </draw:g>
        <draw:line draw:style-name="gr40" draw:text-style-name="P5" draw:layer="layout" svg:x1="14.462cm" svg:y1="6.08cm" svg:x2="15.224cm" svg:y2="6.08cm">
          <text:p/>
        </draw:line>
        <draw:frame draw:style-name="gr37" draw:text-style-name="P15" draw:layer="layout" svg:width="1.27cm" svg:height="1.043cm" svg:x="8.366cm" svg:y="5.037cm">
          <draw:text-box>
            <text:p text:style-name="P14"><text:span text:style-name="T3">k</text:span><text:span text:style-name="T5">1</text:span></text:p>
          </draw:text-box>
        </draw:frame>
        <draw:frame draw:style-name="gr37" draw:text-style-name="P15" draw:layer="layout" svg:width="1.27cm" svg:height="1.043cm" svg:x="13.7cm" svg:y="5.064cm">
          <draw:text-box>
            <text:p text:style-name="P14"><text:span text:style-name="T3">k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2:33:42.434418669</meta:creation-date>
    <dc:date>2022-08-04T05:32:15.230914083</dc:date>
    <meta:editing-duration>PT59M31S</meta:editing-duration>
    <meta:editing-cycles>28</meta:editing-cycles>
    <meta:generator>LibreOffice/6.4.7.2$Linux_X86_64 LibreOffice_project/40$Build-2</meta:generator>
    <meta:document-statistic meta:object-count="168"/>
  </office:meta>
</office:document-meta>
</file>